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2in"/>
    </style:style>
    <style:style style:name="co2" style:family="table-column">
      <style:table-column-properties fo:break-before="auto" style:column-width="3.0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Accurate prices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Accurate elos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Accurate list of skiers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Can do multiple races on the same day (men and women)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Successfully goes to relays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Accurate prices</text:p>
          </table:table-cell>
          <table:table-cell office:value-type="date" office:date-value="2025-03-07" calcext:value-type="date">
            <text:p>03/07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Accurate elos</text:p>
          </table:table-cell>
          <table:table-cell office:value-type="date" office:date-value="2025-03-07" calcext:value-type="date">
            <text:p>03/07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Accurate list of skiers</text:p>
          </table:table-cell>
          <table:table-cell office:value-type="date" office:date-value="2025-03-07" calcext:value-type="date">
            <text:p>03/07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Handles multiple races over weekend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Successfully goes to relays</text:p>
          </table:table-cell>
          <table:table-cell office:value-type="date" office:date-value="2025-03-11" calcext:value-type="date">
            <text:p>03/11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Accurate prices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Accurate elos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Accurate list of skiers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Can do multiple races on the same day (men and women)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Correct leg information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Can handle mens and womens races on different days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Gets more than one team</text:p>
          </table:table-cell>
          <table:table-cell office:value-type="date" office:date-value="2025-03-13" calcext:value-type="date">
            <text:p>03/13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team_sprint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Accurate pric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Accurate elo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Accurate list of skier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Can do multiple races on the same day (men and women)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Correct leg information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Can handle mens and womens races on different day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Gets more than one team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relay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Accurate pric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Accurate elo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Accurate list of skier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Correct leg information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Correctly handles gender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relay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Accurate pri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Accurate elo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Accurate list of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Can do multiple races on the same day (men and women)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Correct leg inform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Correctly handles gend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weekend_mixed_team_sprint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Accurate pri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Accurate elo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Accurate list of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Can do multiple races on the same day (men and women)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Correct leg inform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team_sprint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Accurate pri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Accurate elo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Accurate list of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Can do multiple races on the same day (men and women)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Correct leg inform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relay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Accurate pri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Accurate elo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Accurate list of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Can do multiple races on the same day (men and women)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Correct leg inform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Correctly handles gend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relay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Accurate pri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Accurate elo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Accurate list of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Can do multiple races on the same day (men and women)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Correct leg inform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Correctly handles gend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ski/polars/relay</text:p>
          </table:table-cell>
          <table:table-cell office:value-type="string" calcext:value-type="string">
            <text:p>startlist_scrape_races_mixed_team_sprint.py</text:p>
          </table:table-cell>
          <table:table-cell office:value-type="string" calcext:value-type="string">
            <text:p>Successfully calls R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Successfully loads skiers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correct skiers for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correct skiers for first race even if absent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orrectly handles probabilities for 1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Uses correct elo scor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previous 5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quotas correct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Handles stage verse world cup rac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Does not have any manual references to year or dat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significant period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significant elevation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significant mass start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Models points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knapsack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Brier odds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Runs in R fil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Successfully loads skiers</text:p>
          </table:table-cell>
          <table:table-cell office:value-type="date" office:date-value="2025-03-24" calcext:value-type="date">
            <text:p>03/2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Gets correct skiers for race</text:p>
          </table:table-cell>
          <table:table-cell office:value-type="date" office:date-value="2025-03-24" calcext:value-type="date">
            <text:p>03/2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Gets correct skiers for first race even if absent</text:p>
          </table:table-cell>
          <table:table-cell office:value-type="date" office:date-value="2025-03-24" calcext:value-type="date">
            <text:p>03/2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Correctly handles probabilities for 1 race</text:p>
          </table:table-cell>
          <table:table-cell office:value-type="date" office:date-value="2025-03-24" calcext:value-type="date">
            <text:p>03/2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 office:value-type="date" office:date-value="2025-03-24" calcext:value-type="date">
            <text:p>03/2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Uses correct elo scores</text:p>
          </table:table-cell>
          <table:table-cell office:value-type="date" office:date-value="2025-03-24" calcext:value-type="date">
            <text:p>03/2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Calculates previous 5 correctly</text:p>
          </table:table-cell>
          <table:table-cell office:value-type="date" office:date-value="2025-03-24" calcext:value-type="date">
            <text:p>03/2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Does not have any manual references to year or dates</text:p>
          </table:table-cell>
          <table:table-cell office:value-type="date" office:date-value="2025-03-24" calcext:value-type="date">
            <text:p>03/2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Models points</text:p>
          </table:table-cell>
          <table:table-cell office:value-type="date" office:date-value="2025-03-24" calcext:value-type="date">
            <text:p>03/2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Gets knapsack</text:p>
          </table:table-cell>
          <table:table-cell office:value-type="date" office:date-value="2025-03-24" calcext:value-type="date">
            <text:p>03/2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relay.R</text:p>
          </table:table-cell>
          <table:table-cell office:value-type="string" calcext:value-type="string">
            <text:p>Runs in R fil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Successfully loads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Gets correct skiers for rac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Gets correct skiers for first race even if absent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Correctly handles probabilities for 1 rac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Uses correct elo sco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Calculates previous 5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Gets quotas correct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Handles stage verse world cup ra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Does not have any manual references to year or dat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Calculates significant period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Calculates significant elevation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Calculates significant mass start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Models point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Gets knaps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Calculates Brier odd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team-sprint.R</text:p>
          </table:table-cell>
          <table:table-cell office:value-type="string" calcext:value-type="string">
            <text:p>Runs in R fil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Successfully loads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Gets correct skiers for rac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Gets correct skiers for first race even if absent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Correctly handles probabilities for 1 rac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Uses correct elo sco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Calculates previous 5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Gets quotas correct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Handles stage verse world cup ra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Does not have any manual references to year or dat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Calculates significant period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Calculates significant elevation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Calculates significant mass start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Models point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Gets knaps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Calculates Brier odd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-mixed-relay.R</text:p>
          </table:table-cell>
          <table:table-cell office:value-type="string" calcext:value-type="string">
            <text:p>Runs in R fil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Successfully loads skiers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Gets correct skiers for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Gets correct skiers for first race even if absent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orrectly handles probabilities for 1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Uses correct elo scor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alculates previous 5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Gets quotas correct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Handles stage verse world cup rac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Does not have any manual references to year or dates</text:p>
          </table:table-cell>
          <table:table-cell office:value-type="date" office:date-value="2025-03-14" calcext:value-type="date">
            <text:p>03/14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alculates significant period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alculates significant elevation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alculates significant mass start correctly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Models points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Gets knapsack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Calculates Brier odds</text:p>
          </table:table-cell>
          <table:table-cell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.R</text:p>
          </table:table-cell>
          <table:table-cell office:value-type="string" calcext:value-type="string">
            <text:p>Runs in R fil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Successfully loads skier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Gets correct skiers for race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Gets correct skiers for first race even if absent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Correctly handles probabilities for 1 race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Uses correct elo score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Calculates previous 5 correctly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Gets quotas correct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Handles stage verse world cup race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Does not have any manual references to year or date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Calculates significant period correctly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Calculates significant elevation correctly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Calculates significant mass start correctly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Models point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Gets knapsack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Calculates Brier odd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relay.R</text:p>
          </table:table-cell>
          <table:table-cell office:value-type="string" calcext:value-type="string">
            <text:p>Runs in R fil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Successfully loads skier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Gets correct skiers for race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Gets correct skiers for first race even if absent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Correctly handles probabilities for 1 race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Uses correct elo score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Calculates previous 5 correctly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Gets quotas correct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Handles stage verse world cup race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Does not have any manual references to year or date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Calculates significant period correctly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Calculates significant elevation correctly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Calculates significant mass start correctly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Models point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Gets knapsack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Calculates Brier odd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team-sprint.R</text:p>
          </table:table-cell>
          <table:table-cell office:value-type="string" calcext:value-type="string">
            <text:p>Runs in R fil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Successfully loads ski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Gets correct skiers for rac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Gets correct skiers for first race even if absent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Correctly handles probabilities for 1 rac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Uses correct elo sco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Calculates previous 5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Gets quotas correct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Handles stage verse world cup rac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Does not have any manual references to year or dat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Calculates significant period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Calculates significant elevation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Calculates significant mass start correctly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Models point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Gets knapsack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Calculates Brier odds</text:p>
          </table:table-cell>
          <table:table-cell table:style-name="Default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Race-picks-mixed-relay.R</text:p>
          </table:table-cell>
          <table:table-cell office:value-type="string" calcext:value-type="string">
            <text:p>Runs in R file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20:38:46.652805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20:31:52.705851528</meta:creation-date>
    <dc:date>2025-03-24T21:32:35.821487227</dc:date>
    <meta:editing-duration>P2DT6H24M9S</meta:editing-duration>
    <meta:editing-cycles>78</meta:editing-cycles>
    <meta:generator>LibreOffice/24.8.4.2$MacOSX_AARCH64 LibreOffice_project/bb3cfa12c7b1bf994ecc5649a80400d06cd71002</meta:generator>
    <meta:document-statistic meta:table-count="1" meta:cell-count="666" meta:object-count="0"/>
  </office:meta>
</office:document-meta>
</file>